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2pt" fo:language="fr" fo:country="FR" officeooo:rsid="002f199c" officeooo:paragraph-rsid="002f199c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’avais eu l’idée de faire les plans des tests en avance mais j’avais oublié d’associer des valeurs de temps aux taches avant de les faires.</text:p>
      <text:p text:style-name="P1">J’ai une version qui semble tourner comme prévu il ne me reste plus qu’a concrétiser les tests et a vérifier que la preuve de concept fait ce qui était prévu et potentiellement rendre plus complexe le monde virtuel si j’ai le temp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7T01:43:42.357000000</dc:date>
    <meta:editing-duration>PT1H48M54S</meta:editing-duration>
    <meta:editing-cycles>15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2" meta:word-count="67" meta:character-count="372" meta:non-whitespace-character-count="307"/>
  </office:meta>
</office:document-meta>
</file>